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8.084cm" svg:y="11.395cm">
            <draw:object draw:notify-on-update-of-ranges="Sheet1.A1:Sheet1.Z1 Sheet1.A2:Sheet1.Z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231cm" svg:y="14.495cm">
            <draw:object draw:notify-on-update-of-ranges="Sheet1.A20:Sheet1.Z20 Sheet1.A21:Sheet1.Z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table:number-columns-repeated="26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0.99875283241272" calcext:value-type="float">
            <text:p>1,00</text:p>
          </table:table-cell>
          <table:table-cell office:value-type="float" office:value="0.998763561248779" calcext:value-type="float">
            <text:p>0,998763561248779</text:p>
          </table:table-cell>
          <table:table-cell office:value-type="float" office:value="0.999869465827942" calcext:value-type="float">
            <text:p>0,999869465827942</text:p>
          </table:table-cell>
          <table:table-cell office:value-type="float" office:value="0.999470412731171" calcext:value-type="float">
            <text:p>0,999470412731171</text:p>
          </table:table-cell>
          <table:table-cell office:value-type="float" office:value="0.999278843402863" calcext:value-type="float">
            <text:p>0,999278843402863</text:p>
          </table:table-cell>
          <table:table-cell office:value-type="float" office:value="0.955082178115845" calcext:value-type="float">
            <text:p>0,955082178115845</text:p>
          </table:table-cell>
          <table:table-cell office:value-type="float" office:value="0.999160766601563" calcext:value-type="float">
            <text:p>0,999160766601563</text:p>
          </table:table-cell>
          <table:table-cell office:value-type="float" office:value="0.998306035995483" calcext:value-type="float">
            <text:p>0,998306035995483</text:p>
          </table:table-cell>
          <table:table-cell office:value-type="float" office:value="0.973646938800812" calcext:value-type="float">
            <text:p>0,973646938800812</text:p>
          </table:table-cell>
          <table:table-cell office:value-type="float" office:value="0.938021898269653" calcext:value-type="float">
            <text:p>0,938021898269653</text:p>
          </table:table-cell>
          <table:table-cell office:value-type="float" office:value="0.999317169189453" calcext:value-type="float">
            <text:p>0,999317169189453</text:p>
          </table:table-cell>
          <table:table-cell office:value-type="float" office:value="0.999578297138214" calcext:value-type="float">
            <text:p>0,999578297138214</text:p>
          </table:table-cell>
          <table:table-cell office:value-type="float" office:value="0.991275668144226" calcext:value-type="float">
            <text:p>0,991275668144226</text:p>
          </table:table-cell>
          <table:table-cell office:value-type="float" office:value="0.991961658000946" calcext:value-type="float">
            <text:p>0,991961658000946</text:p>
          </table:table-cell>
          <table:table-cell office:value-type="float" office:value="0.98414272069931" calcext:value-type="float">
            <text:p>0,98414272069931</text:p>
          </table:table-cell>
          <table:table-cell office:value-type="float" office:value="0.999925374984741" calcext:value-type="float">
            <text:p>0,999925374984741</text:p>
          </table:table-cell>
          <table:table-cell office:value-type="float" office:value="0.999608814716339" calcext:value-type="float">
            <text:p>0,999608814716339</text:p>
          </table:table-cell>
          <table:table-cell office:value-type="float" office:value="0.998690903186798" calcext:value-type="float">
            <text:p>0,998690903186798</text:p>
          </table:table-cell>
          <table:table-cell office:value-type="float" office:value="0.998571753501892" calcext:value-type="float">
            <text:p>0,998571753501892</text:p>
          </table:table-cell>
          <table:table-cell office:value-type="float" office:value="0.991579413414001" calcext:value-type="float">
            <text:p>0,991579413414001</text:p>
          </table:table-cell>
          <table:table-cell office:value-type="float" office:value="0.995869815349579" calcext:value-type="float">
            <text:p>0,995869815349579</text:p>
          </table:table-cell>
          <table:table-cell office:value-type="float" office:value="0.98521763086319" calcext:value-type="float">
            <text:p>0,98521763086319</text:p>
          </table:table-cell>
          <table:table-cell office:value-type="float" office:value="0.993990659713745" calcext:value-type="float">
            <text:p>0,993990659713745</text:p>
          </table:table-cell>
          <table:table-cell office:value-type="float" office:value="0.999841690063477" calcext:value-type="float">
            <text:p>0,999841690063477</text:p>
          </table:table-cell>
          <table:table-cell office:value-type="float" office:value="0.999841570854187" calcext:value-type="float">
            <text:p>0,999841570854187</text:p>
          </table:table-cell>
          <table:table-cell office:value-type="float" office:value="0.999840617179871" calcext:value-type="float">
            <text:p>0,999840617179871</text:p>
          </table:table-cell>
        </table:table-row>
        <table:table-row table:style-name="ro1">
          <table:table-cell table:style-name="ce1" office:value-type="float" office:value="0.997280120849609" calcext:value-type="float">
            <text:p>1,00</text:p>
          </table:table-cell>
          <table:table-cell office:value-type="float" office:value="0.998298466205597" calcext:value-type="float">
            <text:p>0,998298466205597</text:p>
          </table:table-cell>
          <table:table-cell office:value-type="float" office:value="0.999949097633362" calcext:value-type="float">
            <text:p>0,999949097633362</text:p>
          </table:table-cell>
          <table:table-cell office:value-type="float" office:value="0.993028342723846" calcext:value-type="float">
            <text:p>0,993028342723846</text:p>
          </table:table-cell>
          <table:table-cell office:value-type="float" office:value="0.997665882110596" calcext:value-type="float">
            <text:p>0,997665882110596</text:p>
          </table:table-cell>
          <table:table-cell office:value-type="float" office:value="0.938835322856903" calcext:value-type="float">
            <text:p>0,938835322856903</text:p>
          </table:table-cell>
          <table:table-cell office:value-type="float" office:value="0.999053180217743" calcext:value-type="float">
            <text:p>0,999053180217743</text:p>
          </table:table-cell>
          <table:table-cell office:value-type="float" office:value="0.998460412025452" calcext:value-type="float">
            <text:p>0,998460412025452</text:p>
          </table:table-cell>
          <table:table-cell office:value-type="float" office:value="0.261580795049667" calcext:value-type="float">
            <text:p>0,261580795049667</text:p>
          </table:table-cell>
          <table:table-cell office:value-type="float" office:value="0.99800318479538" calcext:value-type="float">
            <text:p>0,99800318479538</text:p>
          </table:table-cell>
          <table:table-cell office:value-type="float" office:value="0.997154831886292" calcext:value-type="float">
            <text:p>0,997154831886292</text:p>
          </table:table-cell>
          <table:table-cell office:value-type="float" office:value="0.999470889568329" calcext:value-type="float">
            <text:p>0,999470889568329</text:p>
          </table:table-cell>
          <table:table-cell office:value-type="float" office:value="0.919800102710724" calcext:value-type="float">
            <text:p>0,919800102710724</text:p>
          </table:table-cell>
          <table:table-cell office:value-type="float" office:value="0.996782302856445" calcext:value-type="float">
            <text:p>0,996782302856445</text:p>
          </table:table-cell>
          <table:table-cell office:value-type="float" office:value="0.993814826011658" calcext:value-type="float">
            <text:p>0,993814826011658</text:p>
          </table:table-cell>
          <table:table-cell office:value-type="float" office:value="0.99107950925827" calcext:value-type="float">
            <text:p>0,99107950925827</text:p>
          </table:table-cell>
          <table:table-cell office:value-type="float" office:value="0.998132407665253" calcext:value-type="float">
            <text:p>0,998132407665253</text:p>
          </table:table-cell>
          <table:table-cell office:value-type="float" office:value="0.996531963348389" calcext:value-type="float">
            <text:p>0,996531963348389</text:p>
          </table:table-cell>
          <table:table-cell office:value-type="float" office:value="0.992364764213562" calcext:value-type="float">
            <text:p>0,992364764213562</text:p>
          </table:table-cell>
          <table:table-cell office:value-type="float" office:value="0.961384892463684" calcext:value-type="float">
            <text:p>0,961384892463684</text:p>
          </table:table-cell>
          <table:table-cell office:value-type="float" office:value="0.990078091621399" calcext:value-type="float">
            <text:p>0,990078091621399</text:p>
          </table:table-cell>
          <table:table-cell office:value-type="float" office:value="0.994939923286438" calcext:value-type="float">
            <text:p>0,994939923286438</text:p>
          </table:table-cell>
          <table:table-cell office:value-type="float" office:value="0.99880313873291" calcext:value-type="float">
            <text:p>0,99880313873291</text:p>
          </table:table-cell>
          <table:table-cell office:value-type="float" office:value="0.999979496002197" calcext:value-type="float">
            <text:p>0,999979496002197</text:p>
          </table:table-cell>
          <table:table-cell office:value-type="float" office:value="0.999954104423523" calcext:value-type="float">
            <text:p>0,999954104423523</text:p>
          </table:table-cell>
          <table:table-cell office:value-type="float" office:value="0.996050894260407" calcext:value-type="float">
            <text:p>0,996050894260407</text:p>
          </table:table-cell>
        </table:table-row>
        <table:table-row table:style-name="ro1">
          <table:table-cell office:value-type="float" office:value="0.991292893886566" calcext:value-type="float">
            <text:p>0,991292893886566</text:p>
          </table:table-cell>
          <table:table-cell office:value-type="float" office:value="0.99892646074295" calcext:value-type="float">
            <text:p>0,99892646074295</text:p>
          </table:table-cell>
          <table:table-cell office:value-type="float" office:value="0.99989652633667" calcext:value-type="float">
            <text:p>0,99989652633667</text:p>
          </table:table-cell>
          <table:table-cell office:value-type="float" office:value="0.999013543128967" calcext:value-type="float">
            <text:p>0,999013543128967</text:p>
          </table:table-cell>
          <table:table-cell office:value-type="float" office:value="0.346834570169449" calcext:value-type="float">
            <text:p>0,346834570169449</text:p>
          </table:table-cell>
          <table:table-cell office:value-type="float" office:value="0.104597471654415" calcext:value-type="float">
            <text:p>0,104597471654415</text:p>
          </table:table-cell>
          <table:table-cell office:value-type="float" office:value="0.996389389038086" calcext:value-type="float">
            <text:p>0,996389389038086</text:p>
          </table:table-cell>
          <table:table-cell office:value-type="float" office:value="0.986888468265533" calcext:value-type="float">
            <text:p>0,986888468265533</text:p>
          </table:table-cell>
          <table:table-cell office:value-type="float" office:value="0.987552404403687" calcext:value-type="float">
            <text:p>0,987552404403687</text:p>
          </table:table-cell>
          <table:table-cell office:value-type="float" office:value="0.999247848987579" calcext:value-type="float">
            <text:p>0,999247848987579</text:p>
          </table:table-cell>
          <table:table-cell office:value-type="float" office:value="0.654842615127564" calcext:value-type="float">
            <text:p>0,654842615127564</text:p>
          </table:table-cell>
          <table:table-cell office:value-type="float" office:value="0.999769032001495" calcext:value-type="float">
            <text:p>0,999769032001495</text:p>
          </table:table-cell>
          <table:table-cell office:value-type="float" office:value="0.997590065002441" calcext:value-type="float">
            <text:p>0,997590065002441</text:p>
          </table:table-cell>
          <table:table-cell office:value-type="float" office:value="0.985029995441437" calcext:value-type="float">
            <text:p>0,985029995441437</text:p>
          </table:table-cell>
          <table:table-cell office:value-type="float" office:value="0.980950057506561" calcext:value-type="float">
            <text:p>0,980950057506561</text:p>
          </table:table-cell>
          <table:table-cell office:value-type="float" office:value="0.246331170201302" calcext:value-type="float">
            <text:p>0,246331170201302</text:p>
          </table:table-cell>
          <table:table-cell office:value-type="float" office:value="0.318959474563599" calcext:value-type="float">
            <text:p>0,318959474563599</text:p>
          </table:table-cell>
          <table:table-cell office:value-type="float" office:value="0.993579268455505" calcext:value-type="float">
            <text:p>0,993579268455505</text:p>
          </table:table-cell>
          <table:table-cell office:value-type="float" office:value="0.727748990058899" calcext:value-type="float">
            <text:p>0,727748990058899</text:p>
          </table:table-cell>
          <table:table-cell office:value-type="float" office:value="0.994312763214111" calcext:value-type="float">
            <text:p>0,994312763214111</text:p>
          </table:table-cell>
          <table:table-cell office:value-type="float" office:value="0.979908108711243" calcext:value-type="float">
            <text:p>0,979908108711243</text:p>
          </table:table-cell>
          <table:table-cell office:value-type="float" office:value="0.997011065483093" calcext:value-type="float">
            <text:p>0,997011065483093</text:p>
          </table:table-cell>
          <table:table-cell office:value-type="float" office:value="0.970091819763184" calcext:value-type="float">
            <text:p>0,970091819763184</text:p>
          </table:table-cell>
          <table:table-cell office:value-type="float" office:value="0.999212503433228" calcext:value-type="float">
            <text:p>0,999212503433228</text:p>
          </table:table-cell>
          <table:table-cell office:value-type="float" office:value="0.999745786190033" calcext:value-type="float">
            <text:p>0,999745786190033</text:p>
          </table:table-cell>
          <table:table-cell office:value-type="float" office:value="0.99990713596344" calcext:value-type="float">
            <text:p>0,99990713596344</text:p>
          </table:table-cell>
        </table:table-row>
        <table:table-row table:style-name="ro1">
          <table:table-cell office:value-type="float" office:value="0.998183906078339" calcext:value-type="float">
            <text:p>0,998183906078339</text:p>
          </table:table-cell>
          <table:table-cell office:value-type="float" office:value="0.996053338050842" calcext:value-type="float">
            <text:p>0,996053338050842</text:p>
          </table:table-cell>
          <table:table-cell office:value-type="float" office:value="0.534840703010559" calcext:value-type="float">
            <text:p>0,534840703010559</text:p>
          </table:table-cell>
          <table:table-cell office:value-type="float" office:value="0.028910705819726" calcext:value-type="float">
            <text:p>0,028910705819726</text:p>
          </table:table-cell>
          <table:table-cell office:value-type="float" office:value="0.607547342777252" calcext:value-type="float">
            <text:p>0,607547342777252</text:p>
          </table:table-cell>
          <table:table-cell office:value-type="float" office:value="0.890523254871368" calcext:value-type="float">
            <text:p>0,890523254871368</text:p>
          </table:table-cell>
          <table:table-cell office:value-type="float" office:value="0.992588222026825" calcext:value-type="float">
            <text:p>0,992588222026825</text:p>
          </table:table-cell>
          <table:table-cell office:value-type="float" office:value="0.995536088943481" calcext:value-type="float">
            <text:p>0,995536088943481</text:p>
          </table:table-cell>
          <table:table-cell office:value-type="float" office:value="0.947428643703461" calcext:value-type="float">
            <text:p>0,947428643703461</text:p>
          </table:table-cell>
          <table:table-cell office:value-type="float" office:value="0.55715423822403" calcext:value-type="float">
            <text:p>0,55715423822403</text:p>
          </table:table-cell>
          <table:table-cell office:value-type="float" office:value="0.80204576253891" calcext:value-type="float">
            <text:p>0,80204576253891</text:p>
          </table:table-cell>
          <table:table-cell office:value-type="float" office:value="0.98553591966629" calcext:value-type="float">
            <text:p>0,98553591966629</text:p>
          </table:table-cell>
          <table:table-cell office:value-type="float" office:value="0.994478106498718" calcext:value-type="float">
            <text:p>0,994478106498718</text:p>
          </table:table-cell>
          <table:table-cell office:value-type="float" office:value="0.8321213722229" calcext:value-type="float">
            <text:p>0,8321213722229</text:p>
          </table:table-cell>
          <table:table-cell office:value-type="float" office:value="0.995628118515015" calcext:value-type="float">
            <text:p>0,995628118515015</text:p>
          </table:table-cell>
          <table:table-cell office:value-type="float" office:value="0.309163957834244" calcext:value-type="float">
            <text:p>0,309163957834244</text:p>
          </table:table-cell>
          <table:table-cell office:value-type="float" office:value="0.390223413705826" calcext:value-type="float">
            <text:p>0,390223413705826</text:p>
          </table:table-cell>
          <table:table-cell office:value-type="float" office:value="0.993276357650757" calcext:value-type="float">
            <text:p>0,993276357650757</text:p>
          </table:table-cell>
          <table:table-cell office:value-type="float" office:value="0.246759116649628" calcext:value-type="float">
            <text:p>0,246759116649628</text:p>
          </table:table-cell>
          <table:table-cell office:value-type="float" office:value="0.912938475608826" calcext:value-type="float">
            <text:p>0,912938475608826</text:p>
          </table:table-cell>
          <table:table-cell office:value-type="float" office:value="0.847569644451141" calcext:value-type="float">
            <text:p>0,847569644451141</text:p>
          </table:table-cell>
          <table:table-cell office:value-type="float" office:value="0.992518305778503" calcext:value-type="float">
            <text:p>0,992518305778503</text:p>
          </table:table-cell>
          <table:table-cell office:value-type="float" office:value="0.678657412528992" calcext:value-type="float">
            <text:p>0,678657412528992</text:p>
          </table:table-cell>
          <table:table-cell office:value-type="float" office:value="0.999548375606537" calcext:value-type="float">
            <text:p>0,999548375606537</text:p>
          </table:table-cell>
          <table:table-cell office:value-type="float" office:value="0.999790728092194" calcext:value-type="float">
            <text:p>0,999790728092194</text:p>
          </table:table-cell>
          <table:table-cell office:value-type="float" office:value="0.998331844806671" calcext:value-type="float">
            <text:p>0,998331844806671</text:p>
          </table:table-cell>
        </table:table-row>
        <table:table-row table:style-name="ro1">
          <table:table-cell office:value-type="float" office:value="0.994154870510101" calcext:value-type="float">
            <text:p>0,994154870510101</text:p>
          </table:table-cell>
          <table:table-cell office:value-type="float" office:value="0.999591529369354" calcext:value-type="float">
            <text:p>0,999591529369354</text:p>
          </table:table-cell>
          <table:table-cell office:value-type="float" office:value="0.999561965465546" calcext:value-type="float">
            <text:p>0,999561965465546</text:p>
          </table:table-cell>
          <table:table-cell office:value-type="float" office:value="0.998826324939728" calcext:value-type="float">
            <text:p>0,998826324939728</text:p>
          </table:table-cell>
          <table:table-cell office:value-type="float" office:value="0.962189555168152" calcext:value-type="float">
            <text:p>0,962189555168152</text:p>
          </table:table-cell>
          <table:table-cell office:value-type="float" office:value="0.973698019981384" calcext:value-type="float">
            <text:p>0,973698019981384</text:p>
          </table:table-cell>
          <table:table-cell office:value-type="float" office:value="0.289461135864258" calcext:value-type="float">
            <text:p>0,289461135864258</text:p>
          </table:table-cell>
          <table:table-cell office:value-type="float" office:value="0.144134163856506" calcext:value-type="float">
            <text:p>0,144134163856506</text:p>
          </table:table-cell>
          <table:table-cell office:value-type="float" office:value="0.805954396724701" calcext:value-type="float">
            <text:p>0,805954396724701</text:p>
          </table:table-cell>
          <table:table-cell office:value-type="float" office:value="0.99985933303833" calcext:value-type="float">
            <text:p>0,99985933303833</text:p>
          </table:table-cell>
          <table:table-cell office:value-type="float" office:value="0.963325202465057" calcext:value-type="float">
            <text:p>0,963325202465057</text:p>
          </table:table-cell>
          <table:table-cell office:value-type="float" office:value="0.95225602388382" calcext:value-type="float">
            <text:p>0,95225602388382</text:p>
          </table:table-cell>
          <table:table-cell office:value-type="float" office:value="0.860002160072327" calcext:value-type="float">
            <text:p>0,860002160072327</text:p>
          </table:table-cell>
          <table:table-cell office:value-type="float" office:value="0.984791338443756" calcext:value-type="float">
            <text:p>0,984791338443756</text:p>
          </table:table-cell>
          <table:table-cell office:value-type="float" office:value="0.985353291034699" calcext:value-type="float">
            <text:p>0,985353291034699</text:p>
          </table:table-cell>
          <table:table-cell office:value-type="float" office:value="0.999086022377014" calcext:value-type="float">
            <text:p>0,999086022377014</text:p>
          </table:table-cell>
          <table:table-cell office:value-type="float" office:value="0.994372129440308" calcext:value-type="float">
            <text:p>0,994372129440308</text:p>
          </table:table-cell>
          <table:table-cell office:value-type="float" office:value="0.694989085197449" calcext:value-type="float">
            <text:p>0,694989085197449</text:p>
          </table:table-cell>
          <table:table-cell office:value-type="float" office:value="0.988116025924683" calcext:value-type="float">
            <text:p>0,988116025924683</text:p>
          </table:table-cell>
          <table:table-cell office:value-type="float" office:value="0.998961925506592" calcext:value-type="float">
            <text:p>0,998961925506592</text:p>
          </table:table-cell>
          <table:table-cell office:value-type="float" office:value="0.0101224975660443" calcext:value-type="float">
            <text:p>0,0101224975660443</text:p>
          </table:table-cell>
          <table:table-cell office:value-type="float" office:value="0.713716089725494" calcext:value-type="float">
            <text:p>0,713716089725494</text:p>
          </table:table-cell>
          <table:table-cell office:value-type="float" office:value="0.773863852024078" calcext:value-type="float">
            <text:p>0,773863852024078</text:p>
          </table:table-cell>
          <table:table-cell office:value-type="float" office:value="0.876716554164887" calcext:value-type="float">
            <text:p>0,876716554164887</text:p>
          </table:table-cell>
          <table:table-cell office:value-type="float" office:value="0.999987602233887" calcext:value-type="float">
            <text:p>0,999987602233887</text:p>
          </table:table-cell>
          <table:table-cell office:value-type="float" office:value="0.95675140619278" calcext:value-type="float">
            <text:p>0,95675140619278</text:p>
          </table:table-cell>
        </table:table-row>
        <table:table-row table:style-name="ro1">
          <table:table-cell office:value-type="float" office:value="0.999544322490692" calcext:value-type="float">
            <text:p>0,999544322490692</text:p>
          </table:table-cell>
          <table:table-cell office:value-type="float" office:value="0.997799813747406" calcext:value-type="float">
            <text:p>0,997799813747406</text:p>
          </table:table-cell>
          <table:table-cell office:value-type="float" office:value="0.999883770942688" calcext:value-type="float">
            <text:p>0,999883770942688</text:p>
          </table:table-cell>
          <table:table-cell office:value-type="float" office:value="0.99755185842514" calcext:value-type="float">
            <text:p>0,99755185842514</text:p>
          </table:table-cell>
          <table:table-cell office:value-type="float" office:value="0.103829503059387" calcext:value-type="float">
            <text:p>0,103829503059387</text:p>
          </table:table-cell>
          <table:table-cell office:value-type="float" office:value="0.55593878030777" calcext:value-type="float">
            <text:p>0,55593878030777</text:p>
          </table:table-cell>
          <table:table-cell office:value-type="float" office:value="0.998977422714233" calcext:value-type="float">
            <text:p>0,998977422714233</text:p>
          </table:table-cell>
          <table:table-cell office:value-type="float" office:value="0.720365703105927" calcext:value-type="float">
            <text:p>0,720365703105927</text:p>
          </table:table-cell>
          <table:table-cell office:value-type="float" office:value="0.957705318927765" calcext:value-type="float">
            <text:p>0,957705318927765</text:p>
          </table:table-cell>
          <table:table-cell office:value-type="float" office:value="0.977966666221619" calcext:value-type="float">
            <text:p>0,977966666221619</text:p>
          </table:table-cell>
          <table:table-cell office:value-type="float" office:value="0.979451715946198" calcext:value-type="float">
            <text:p>0,979451715946198</text:p>
          </table:table-cell>
          <table:table-cell office:value-type="float" office:value="0.539955079555512" calcext:value-type="float">
            <text:p>0,539955079555512</text:p>
          </table:table-cell>
          <table:table-cell office:value-type="float" office:value="0.999154090881348" calcext:value-type="float">
            <text:p>0,999154090881348</text:p>
          </table:table-cell>
          <table:table-cell office:value-type="float" office:value="0.996641874313355" calcext:value-type="float">
            <text:p>0,996641874313355</text:p>
          </table:table-cell>
          <table:table-cell office:value-type="float" office:value="0.890590310096741" calcext:value-type="float">
            <text:p>0,890590310096741</text:p>
          </table:table-cell>
          <table:table-cell office:value-type="float" office:value="0.996805787086487" calcext:value-type="float">
            <text:p>0,996805787086487</text:p>
          </table:table-cell>
          <table:table-cell office:value-type="float" office:value="0.979755640029907" calcext:value-type="float">
            <text:p>0,979755640029907</text:p>
          </table:table-cell>
          <table:table-cell office:value-type="float" office:value="0.560320138931274" calcext:value-type="float">
            <text:p>0,560320138931274</text:p>
          </table:table-cell>
          <table:table-cell office:value-type="float" office:value="0.777944147586823" calcext:value-type="float">
            <text:p>0,777944147586823</text:p>
          </table:table-cell>
          <table:table-cell office:value-type="float" office:value="0.988450765609741" calcext:value-type="float">
            <text:p>0,988450765609741</text:p>
          </table:table-cell>
          <table:table-cell office:value-type="float" office:value="0.652043163776398" calcext:value-type="float">
            <text:p>0,652043163776398</text:p>
          </table:table-cell>
          <table:table-cell office:value-type="float" office:value="0.930650591850281" calcext:value-type="float">
            <text:p>0,930650591850281</text:p>
          </table:table-cell>
          <table:table-cell office:value-type="float" office:value="0.984221339225769" calcext:value-type="float">
            <text:p>0,984221339225769</text:p>
          </table:table-cell>
          <table:table-cell office:value-type="float" office:value="0.998234272003174" calcext:value-type="float">
            <text:p>0,998234272003174</text:p>
          </table:table-cell>
          <table:table-cell office:value-type="float" office:value="0.55385559797287" calcext:value-type="float">
            <text:p>0,55385559797287</text:p>
          </table:table-cell>
          <table:table-cell office:value-type="float" office:value="0.997640490531921" calcext:value-type="float">
            <text:p>0,997640490531921</text:p>
          </table:table-cell>
        </table:table-row>
        <table:table-row table:style-name="ro1">
          <table:table-cell office:value-type="float" office:value="0.999287903308868" calcext:value-type="float">
            <text:p>0,999287903308868</text:p>
          </table:table-cell>
          <table:table-cell office:value-type="float" office:value="0.729036033153534" calcext:value-type="float">
            <text:p>0,729036033153534</text:p>
          </table:table-cell>
          <table:table-cell office:value-type="float" office:value="0.999905824661255" calcext:value-type="float">
            <text:p>0,999905824661255</text:p>
          </table:table-cell>
          <table:table-cell office:value-type="float" office:value="0.840841710567474" calcext:value-type="float">
            <text:p>0,840841710567474</text:p>
          </table:table-cell>
          <table:table-cell office:value-type="float" office:value="0.191969573497772" calcext:value-type="float">
            <text:p>0,191969573497772</text:p>
          </table:table-cell>
          <table:table-cell office:value-type="float" office:value="0.755336880683899" calcext:value-type="float">
            <text:p>0,755336880683899</text:p>
          </table:table-cell>
          <table:table-cell office:value-type="float" office:value="0.998361527919769" calcext:value-type="float">
            <text:p>0,998361527919769</text:p>
          </table:table-cell>
          <table:table-cell office:value-type="float" office:value="0.998830139636993" calcext:value-type="float">
            <text:p>0,998830139636993</text:p>
          </table:table-cell>
          <table:table-cell office:value-type="float" office:value="0.97924792766571" calcext:value-type="float">
            <text:p>0,97924792766571</text:p>
          </table:table-cell>
          <table:table-cell office:value-type="float" office:value="0.999149918556213" calcext:value-type="float">
            <text:p>0,999149918556213</text:p>
          </table:table-cell>
          <table:table-cell office:value-type="float" office:value="0.0558006539940834" calcext:value-type="float">
            <text:p>0,0558006539940834</text:p>
          </table:table-cell>
          <table:table-cell office:value-type="float" office:value="0.998809456825256" calcext:value-type="float">
            <text:p>0,998809456825256</text:p>
          </table:table-cell>
          <table:table-cell office:value-type="float" office:value="0.985871851444244" calcext:value-type="float">
            <text:p>0,985871851444244</text:p>
          </table:table-cell>
          <table:table-cell office:value-type="float" office:value="0.938768804073334" calcext:value-type="float">
            <text:p>0,938768804073334</text:p>
          </table:table-cell>
          <table:table-cell office:value-type="float" office:value="0.990702271461487" calcext:value-type="float">
            <text:p>0,990702271461487</text:p>
          </table:table-cell>
          <table:table-cell office:value-type="float" office:value="0.960303127765656" calcext:value-type="float">
            <text:p>0,960303127765656</text:p>
          </table:table-cell>
          <table:table-cell office:value-type="float" office:value="0.984037518501282" calcext:value-type="float">
            <text:p>0,984037518501282</text:p>
          </table:table-cell>
          <table:table-cell office:value-type="float" office:value="0.998747706413269" calcext:value-type="float">
            <text:p>0,998747706413269</text:p>
          </table:table-cell>
          <table:table-cell office:value-type="float" office:value="0.130691424012184" calcext:value-type="float">
            <text:p>0,130691424012184</text:p>
          </table:table-cell>
          <table:table-cell office:value-type="float" office:value="0.995170533657074" calcext:value-type="float">
            <text:p>0,995170533657074</text:p>
          </table:table-cell>
          <table:table-cell office:value-type="float" office:value="0.901311814785004" calcext:value-type="float">
            <text:p>0,901311814785004</text:p>
          </table:table-cell>
          <table:table-cell office:value-type="float" office:value="0.0607146769762039" calcext:value-type="float">
            <text:p>0,0607146769762039</text:p>
          </table:table-cell>
          <table:table-cell office:value-type="float" office:value="0.995202541351318" calcext:value-type="float">
            <text:p>0,995202541351318</text:p>
          </table:table-cell>
          <table:table-cell office:value-type="float" office:value="0.974846839904785" calcext:value-type="float">
            <text:p>0,974846839904785</text:p>
          </table:table-cell>
          <table:table-cell office:value-type="float" office:value="0.999190390110016" calcext:value-type="float">
            <text:p>0,999190390110016</text:p>
          </table:table-cell>
          <table:table-cell office:value-type="float" office:value="0.920655429363251" calcext:value-type="float">
            <text:p>0,920655429363251</text:p>
          </table:table-cell>
        </table:table-row>
        <table:table-row table:style-name="ro1">
          <table:table-cell office:value-type="float" office:value="0.993693113327026" calcext:value-type="float">
            <text:p>0,993693113327026</text:p>
          </table:table-cell>
          <table:table-cell office:value-type="float" office:value="0.994505345821381" calcext:value-type="float">
            <text:p>0,994505345821381</text:p>
          </table:table-cell>
          <table:table-cell office:value-type="float" office:value="0.997595489025116" calcext:value-type="float">
            <text:p>0,997595489025116</text:p>
          </table:table-cell>
          <table:table-cell office:value-type="float" office:value="0.998920917510986" calcext:value-type="float">
            <text:p>0,998920917510986</text:p>
          </table:table-cell>
          <table:table-cell office:value-type="float" office:value="0.993602573871613" calcext:value-type="float">
            <text:p>0,993602573871613</text:p>
          </table:table-cell>
          <table:table-cell office:value-type="float" office:value="0.807515442371368" calcext:value-type="float">
            <text:p>0,807515442371368</text:p>
          </table:table-cell>
          <table:table-cell office:value-type="float" office:value="0.999890446662903" calcext:value-type="float">
            <text:p>0,999890446662903</text:p>
          </table:table-cell>
          <table:table-cell office:value-type="float" office:value="0.57772433757782" calcext:value-type="float">
            <text:p>0,57772433757782</text:p>
          </table:table-cell>
          <table:table-cell office:value-type="float" office:value="0.947786152362824" calcext:value-type="float">
            <text:p>0,947786152362824</text:p>
          </table:table-cell>
          <table:table-cell office:value-type="float" office:value="0.973279237747192" calcext:value-type="float">
            <text:p>0,973279237747192</text:p>
          </table:table-cell>
          <table:table-cell office:value-type="float" office:value="0.998629450798035" calcext:value-type="float">
            <text:p>0,998629450798035</text:p>
          </table:table-cell>
          <table:table-cell office:value-type="float" office:value="0.989979386329651" calcext:value-type="float">
            <text:p>0,989979386329651</text:p>
          </table:table-cell>
          <table:table-cell office:value-type="float" office:value="0.905311286449432" calcext:value-type="float">
            <text:p>0,905311286449432</text:p>
          </table:table-cell>
          <table:table-cell office:value-type="float" office:value="0.380227506160736" calcext:value-type="float">
            <text:p>0,380227506160736</text:p>
          </table:table-cell>
          <table:table-cell office:value-type="float" office:value="0.999626874923706" calcext:value-type="float">
            <text:p>0,999626874923706</text:p>
          </table:table-cell>
          <table:table-cell office:value-type="float" office:value="0.997625529766083" calcext:value-type="float">
            <text:p>0,997625529766083</text:p>
          </table:table-cell>
          <table:table-cell office:value-type="float" office:value="0.645758748054504" calcext:value-type="float">
            <text:p>0,645758748054504</text:p>
          </table:table-cell>
          <table:table-cell office:value-type="float" office:value="0.424942076206207" calcext:value-type="float">
            <text:p>0,424942076206207</text:p>
          </table:table-cell>
          <table:table-cell office:value-type="float" office:value="0.91372811794281" calcext:value-type="float">
            <text:p>0,91372811794281</text:p>
          </table:table-cell>
          <table:table-cell office:value-type="float" office:value="0.988497734069824" calcext:value-type="float">
            <text:p>0,988497734069824</text:p>
          </table:table-cell>
          <table:table-cell office:value-type="float" office:value="0.984552621841431" calcext:value-type="float">
            <text:p>0,984552621841431</text:p>
          </table:table-cell>
          <table:table-cell office:value-type="float" office:value="0.880739986896515" calcext:value-type="float">
            <text:p>0,880739986896515</text:p>
          </table:table-cell>
          <table:table-cell office:value-type="float" office:value="0.908847808837891" calcext:value-type="float">
            <text:p>0,908847808837891</text:p>
          </table:table-cell>
          <table:table-cell office:value-type="float" office:value="0.801107287406921" calcext:value-type="float">
            <text:p>0,801107287406921</text:p>
          </table:table-cell>
          <table:table-cell office:value-type="float" office:value="0.952258706092835" calcext:value-type="float">
            <text:p>0,952258706092835</text:p>
          </table:table-cell>
          <table:table-cell office:value-type="float" office:value="0.909868061542511" calcext:value-type="float">
            <text:p>0,909868061542511</text:p>
          </table:table-cell>
        </table:table-row>
        <table:table-row table:style-name="ro1">
          <table:table-cell office:value-type="float" office:value="0.99813723564148" calcext:value-type="float">
            <text:p>0,99813723564148</text:p>
          </table:table-cell>
          <table:table-cell office:value-type="float" office:value="0.148391857743263" calcext:value-type="float">
            <text:p>0,148391857743263</text:p>
          </table:table-cell>
          <table:table-cell office:value-type="float" office:value="0.65440571308136" calcext:value-type="float">
            <text:p>0,65440571308136</text:p>
          </table:table-cell>
          <table:table-cell office:value-type="float" office:value="0.995184600353241" calcext:value-type="float">
            <text:p>0,995184600353241</text:p>
          </table:table-cell>
          <table:table-cell office:value-type="float" office:value="0.997505247592926" calcext:value-type="float">
            <text:p>0,997505247592926</text:p>
          </table:table-cell>
          <table:table-cell office:value-type="float" office:value="0.985261261463165" calcext:value-type="float">
            <text:p>0,985261261463165</text:p>
          </table:table-cell>
          <table:table-cell office:value-type="float" office:value="0.999525547027588" calcext:value-type="float">
            <text:p>0,999525547027588</text:p>
          </table:table-cell>
          <table:table-cell office:value-type="float" office:value="0.20781897008419" calcext:value-type="float">
            <text:p>0,20781897008419</text:p>
          </table:table-cell>
          <table:table-cell office:value-type="float" office:value="0.986810863018036" calcext:value-type="float">
            <text:p>0,986810863018036</text:p>
          </table:table-cell>
          <table:table-cell office:value-type="float" office:value="0.998207569122314" calcext:value-type="float">
            <text:p>0,998207569122314</text:p>
          </table:table-cell>
          <table:table-cell office:value-type="float" office:value="0.999798715114594" calcext:value-type="float">
            <text:p>0,999798715114594</text:p>
          </table:table-cell>
          <table:table-cell office:value-type="float" office:value="0.995603322982788" calcext:value-type="float">
            <text:p>0,995603322982788</text:p>
          </table:table-cell>
          <table:table-cell office:value-type="float" office:value="0.978537321090698" calcext:value-type="float">
            <text:p>0,978537321090698</text:p>
          </table:table-cell>
          <table:table-cell office:value-type="float" office:value="0.458884924650192" calcext:value-type="float">
            <text:p>0,458884924650192</text:p>
          </table:table-cell>
          <table:table-cell office:value-type="float" office:value="0.693229854106903" calcext:value-type="float">
            <text:p>0,693229854106903</text:p>
          </table:table-cell>
          <table:table-cell office:value-type="float" office:value="0.270133346319199" calcext:value-type="float">
            <text:p>0,270133346319199</text:p>
          </table:table-cell>
          <table:table-cell office:value-type="float" office:value="0.720413446426392" calcext:value-type="float">
            <text:p>0,720413446426392</text:p>
          </table:table-cell>
          <table:table-cell office:value-type="float" office:value="0.991483747959137" calcext:value-type="float">
            <text:p>0,991483747959137</text:p>
          </table:table-cell>
          <table:table-cell office:value-type="float" office:value="0.972109615802765" calcext:value-type="float">
            <text:p>0,972109615802765</text:p>
          </table:table-cell>
          <table:table-cell office:value-type="float" office:value="0.995960772037506" calcext:value-type="float">
            <text:p>0,995960772037506</text:p>
          </table:table-cell>
          <table:table-cell office:value-type="float" office:value="0.970477223396301" calcext:value-type="float">
            <text:p>0,970477223396301</text:p>
          </table:table-cell>
          <table:table-cell office:value-type="float" office:value="0.986801385879517" calcext:value-type="float">
            <text:p>0,986801385879517</text:p>
          </table:table-cell>
          <table:table-cell office:value-type="float" office:value="0.511759459972382" calcext:value-type="float">
            <text:p>0,511759459972382</text:p>
          </table:table-cell>
          <table:table-cell office:value-type="float" office:value="0.946740329265595" calcext:value-type="float">
            <text:p>0,946740329265595</text:p>
          </table:table-cell>
          <table:table-cell office:value-type="float" office:value="0.999964952468872" calcext:value-type="float">
            <text:p>0,999964952468872</text:p>
          </table:table-cell>
          <table:table-cell office:value-type="float" office:value="0.94383305311203" calcext:value-type="float">
            <text:p>0,94383305311203</text:p>
          </table:table-cell>
        </table:table-row>
        <table:table-row table:style-name="ro1">
          <table:table-cell office:value-type="float" office:value="0.858284473419189" calcext:value-type="float">
            <text:p>0,858284473419189</text:p>
          </table:table-cell>
          <table:table-cell office:value-type="float" office:value="0.996667325496674" calcext:value-type="float">
            <text:p>0,996667325496674</text:p>
          </table:table-cell>
          <table:table-cell office:value-type="float" office:value="0.937536299228668" calcext:value-type="float">
            <text:p>0,937536299228668</text:p>
          </table:table-cell>
          <table:table-cell office:value-type="float" office:value="0.998475849628449" calcext:value-type="float">
            <text:p>0,998475849628449</text:p>
          </table:table-cell>
          <table:table-cell office:value-type="float" office:value="0.850486278533936" calcext:value-type="float">
            <text:p>0,850486278533936</text:p>
          </table:table-cell>
          <table:table-cell office:value-type="float" office:value="0.993478775024414" calcext:value-type="float">
            <text:p>0,993478775024414</text:p>
          </table:table-cell>
          <table:table-cell office:value-type="float" office:value="0.946279287338257" calcext:value-type="float">
            <text:p>0,946279287338257</text:p>
          </table:table-cell>
          <table:table-cell office:value-type="float" office:value="0.992878496646881" calcext:value-type="float">
            <text:p>0,992878496646881</text:p>
          </table:table-cell>
          <table:table-cell office:value-type="float" office:value="0.929792463779449" calcext:value-type="float">
            <text:p>0,929792463779449</text:p>
          </table:table-cell>
          <table:table-cell office:value-type="float" office:value="0.9979327917099" calcext:value-type="float">
            <text:p>0,9979327917099</text:p>
          </table:table-cell>
          <table:table-cell office:value-type="float" office:value="0.962867677211762" calcext:value-type="float">
            <text:p>0,962867677211762</text:p>
          </table:table-cell>
          <table:table-cell office:value-type="float" office:value="0.999357879161835" calcext:value-type="float">
            <text:p>0,999357879161835</text:p>
          </table:table-cell>
          <table:table-cell office:value-type="float" office:value="0.897597432136536" calcext:value-type="float">
            <text:p>0,897597432136536</text:p>
          </table:table-cell>
          <table:table-cell office:value-type="float" office:value="0.853756785392761" calcext:value-type="float">
            <text:p>0,853756785392761</text:p>
          </table:table-cell>
          <table:table-cell office:value-type="float" office:value="0.961150705814362" calcext:value-type="float">
            <text:p>0,961150705814362</text:p>
          </table:table-cell>
          <table:table-cell office:value-type="float" office:value="0.998470485210419" calcext:value-type="float">
            <text:p>0,998470485210419</text:p>
          </table:table-cell>
          <table:table-cell office:value-type="float" office:value="0.0774387642741203" calcext:value-type="float">
            <text:p>0,0774387642741203</text:p>
          </table:table-cell>
          <table:table-cell office:value-type="float" office:value="0.985525548458099" calcext:value-type="float">
            <text:p>0,985525548458099</text:p>
          </table:table-cell>
          <table:table-cell office:value-type="float" office:value="0.879321575164795" calcext:value-type="float">
            <text:p>0,879321575164795</text:p>
          </table:table-cell>
          <table:table-cell office:value-type="float" office:value="0.914477586746216" calcext:value-type="float">
            <text:p>0,914477586746216</text:p>
          </table:table-cell>
          <table:table-cell office:value-type="float" office:value="0.944344222545624" calcext:value-type="float">
            <text:p>0,944344222545624</text:p>
          </table:table-cell>
          <table:table-cell office:value-type="float" office:value="0.835418283939362" calcext:value-type="float">
            <text:p>0,835418283939362</text:p>
          </table:table-cell>
          <table:table-cell office:value-type="float" office:value="0.997504413127899" calcext:value-type="float">
            <text:p>0,997504413127899</text:p>
          </table:table-cell>
          <table:table-cell office:value-type="float" office:value="0.998480975627899" calcext:value-type="float">
            <text:p>0,998480975627899</text:p>
          </table:table-cell>
          <table:table-cell office:value-type="float" office:value="0.998552143573761" calcext:value-type="float">
            <text:p>0,998552143573761</text:p>
          </table:table-cell>
          <table:table-cell office:value-type="float" office:value="0.964576244354248" calcext:value-type="float">
            <text:p>0,964576244354248</text:p>
          </table:table-cell>
        </table:table-row>
        <table:table-row table:style-name="ro1">
          <table:table-cell office:value-type="float" office:value="0.988939046859741" calcext:value-type="float">
            <text:p>0,988939046859741</text:p>
          </table:table-cell>
          <table:table-cell office:value-type="float" office:value="0.995969891548157" calcext:value-type="float">
            <text:p>0,995969891548157</text:p>
          </table:table-cell>
          <table:table-cell office:value-type="float" office:value="0.991497695446014" calcext:value-type="float">
            <text:p>0,991497695446014</text:p>
          </table:table-cell>
          <table:table-cell office:value-type="float" office:value="0.996061861515045" calcext:value-type="float">
            <text:p>0,996061861515045</text:p>
          </table:table-cell>
          <table:table-cell office:value-type="float" office:value="0.995518445968628" calcext:value-type="float">
            <text:p>0,995518445968628</text:p>
          </table:table-cell>
          <table:table-cell office:value-type="float" office:value="0.620667815208435" calcext:value-type="float">
            <text:p>0,620667815208435</text:p>
          </table:table-cell>
          <table:table-cell office:value-type="float" office:value="0.96641480922699" calcext:value-type="float">
            <text:p>0,96641480922699</text:p>
          </table:table-cell>
          <table:table-cell office:value-type="float" office:value="0.992546021938324" calcext:value-type="float">
            <text:p>0,992546021938324</text:p>
          </table:table-cell>
          <table:table-cell office:value-type="float" office:value="0.956103920936585" calcext:value-type="float">
            <text:p>0,956103920936585</text:p>
          </table:table-cell>
          <table:table-cell office:value-type="float" office:value="0.958625555038452" calcext:value-type="float">
            <text:p>0,958625555038452</text:p>
          </table:table-cell>
          <table:table-cell office:value-type="float" office:value="0.999310612678528" calcext:value-type="float">
            <text:p>0,999310612678528</text:p>
          </table:table-cell>
          <table:table-cell office:value-type="float" office:value="0.998757243156433" calcext:value-type="float">
            <text:p>0,998757243156433</text:p>
          </table:table-cell>
          <table:table-cell office:value-type="float" office:value="0.870278000831604" calcext:value-type="float">
            <text:p>0,870278000831604</text:p>
          </table:table-cell>
          <table:table-cell office:value-type="float" office:value="0.997671663761139" calcext:value-type="float">
            <text:p>0,997671663761139</text:p>
          </table:table-cell>
          <table:table-cell office:value-type="float" office:value="0.985539793968201" calcext:value-type="float">
            <text:p>0,985539793968201</text:p>
          </table:table-cell>
          <table:table-cell office:value-type="float" office:value="0.997620761394501" calcext:value-type="float">
            <text:p>0,997620761394501</text:p>
          </table:table-cell>
          <table:table-cell office:value-type="float" office:value="0.870879292488098" calcext:value-type="float">
            <text:p>0,870879292488098</text:p>
          </table:table-cell>
          <table:table-cell office:value-type="float" office:value="0.889496147632599" calcext:value-type="float">
            <text:p>0,889496147632599</text:p>
          </table:table-cell>
          <table:table-cell office:value-type="float" office:value="0.927297115325928" calcext:value-type="float">
            <text:p>0,927297115325928</text:p>
          </table:table-cell>
          <table:table-cell office:value-type="float" office:value="0.881109178066254" calcext:value-type="float">
            <text:p>0,881109178066254</text:p>
          </table:table-cell>
          <table:table-cell office:value-type="float" office:value="0.698922038078308" calcext:value-type="float">
            <text:p>0,698922038078308</text:p>
          </table:table-cell>
          <table:table-cell office:value-type="float" office:value="0.964310348033905" calcext:value-type="float">
            <text:p>0,964310348033905</text:p>
          </table:table-cell>
          <table:table-cell office:value-type="float" office:value="0.917905211448669" calcext:value-type="float">
            <text:p>0,917905211448669</text:p>
          </table:table-cell>
          <table:table-cell office:value-type="float" office:value="0.99698132276535" calcext:value-type="float">
            <text:p>0,99698132276535</text:p>
          </table:table-cell>
          <table:table-cell office:value-type="float" office:value="0.999664783477783" calcext:value-type="float">
            <text:p>0,999664783477783</text:p>
          </table:table-cell>
          <table:table-cell office:value-type="float" office:value="0.993707776069641" calcext:value-type="float">
            <text:p>0,993707776069641</text:p>
          </table:table-cell>
        </table:table-row>
        <table:table-row table:style-name="ro1">
          <table:table-cell office:value-type="float" office:value="0.403473496437073" calcext:value-type="float">
            <text:p>0,403473496437073</text:p>
          </table:table-cell>
          <table:table-cell office:value-type="float" office:value="0.999814093112946" calcext:value-type="float">
            <text:p>0,999814093112946</text:p>
          </table:table-cell>
          <table:table-cell office:value-type="float" office:value="0.276047080755234" calcext:value-type="float">
            <text:p>0,276047080755234</text:p>
          </table:table-cell>
          <table:table-cell office:value-type="float" office:value="0.993632912635803" calcext:value-type="float">
            <text:p>0,993632912635803</text:p>
          </table:table-cell>
          <table:table-cell office:value-type="float" office:value="0.00531743280589581" calcext:value-type="float">
            <text:p>0,00531743280589581</text:p>
          </table:table-cell>
          <table:table-cell office:value-type="float" office:value="0.372485399246216" calcext:value-type="float">
            <text:p>0,372485399246216</text:p>
          </table:table-cell>
          <table:table-cell office:value-type="float" office:value="0.989578306674957" calcext:value-type="float">
            <text:p>0,989578306674957</text:p>
          </table:table-cell>
          <table:table-cell table:number-columns-repeated="2" office:value-type="float" office:value="0.307037681341171" calcext:value-type="float">
            <text:p>0,307037681341171</text:p>
          </table:table-cell>
          <table:table-cell office:value-type="float" office:value="0.623210251331329" calcext:value-type="float">
            <text:p>0,623210251331329</text:p>
          </table:table-cell>
          <table:table-cell office:value-type="float" office:value="0.999764859676361" calcext:value-type="float">
            <text:p>0,999764859676361</text:p>
          </table:table-cell>
          <table:table-cell office:value-type="float" office:value="0.997978627681732" calcext:value-type="float">
            <text:p>0,997978627681732</text:p>
          </table:table-cell>
          <table:table-cell office:value-type="float" office:value="0.968859553337097" calcext:value-type="float">
            <text:p>0,968859553337097</text:p>
          </table:table-cell>
          <table:table-cell office:value-type="float" office:value="0.0107609154656529" calcext:value-type="float">
            <text:p>0,0107609154656529</text:p>
          </table:table-cell>
          <table:table-cell office:value-type="float" office:value="0.97804605960846" calcext:value-type="float">
            <text:p>0,97804605960846</text:p>
          </table:table-cell>
          <table:table-cell/>
          <table:table-cell office:value-type="float" office:value="0.927561461925507" calcext:value-type="float">
            <text:p>0,927561461925507</text:p>
          </table:table-cell>
          <table:table-cell office:value-type="float" office:value="0.0763466581702232" calcext:value-type="float">
            <text:p>0,0763466581702232</text:p>
          </table:table-cell>
          <table:table-cell office:value-type="float" office:value="0.985152363777161" calcext:value-type="float">
            <text:p>0,985152363777161</text:p>
          </table:table-cell>
          <table:table-cell office:value-type="float" office:value="0.998071789741516" calcext:value-type="float">
            <text:p>0,998071789741516</text:p>
          </table:table-cell>
          <table:table-cell office:value-type="float" office:value="0.00485264230519533" calcext:value-type="float">
            <text:p>0,00485264230519533</text:p>
          </table:table-cell>
          <table:table-cell office:value-type="float" office:value="0.994474589824677" calcext:value-type="float">
            <text:p>0,994474589824677</text:p>
          </table:table-cell>
          <table:table-cell office:value-type="float" office:value="0.729809284210205" calcext:value-type="float">
            <text:p>0,729809284210205</text:p>
          </table:table-cell>
          <table:table-cell office:value-type="float" office:value="0.999592959880829" calcext:value-type="float">
            <text:p>0,999592959880829</text:p>
          </table:table-cell>
          <table:table-cell office:value-type="float" office:value="0.997832834720612" calcext:value-type="float">
            <text:p>0,997832834720612</text:p>
          </table:table-cell>
          <table:table-cell office:value-type="float" office:value="0.951562225818634" calcext:value-type="float">
            <text:p>0,951562225818634</text:p>
          </table:table-cell>
        </table:table-row>
        <table:table-row table:style-name="ro1">
          <table:table-cell/>
          <table:table-cell office:value-type="float" office:value="0.997979581356049" calcext:value-type="float">
            <text:p>0,997979581356049</text:p>
          </table:table-cell>
          <table:table-cell office:value-type="float" office:value="0.994812965393066" calcext:value-type="float">
            <text:p>0,994812965393066</text:p>
          </table:table-cell>
          <table:table-cell table:number-columns-repeated="23"/>
        </table:table-row>
        <table:table-row table:style-name="ro1">
          <table:table-cell table:formula="of:=SUM([.A$4:.A$15])" office:value-type="float" office:value="11.2210242152214" calcext:value-type="float">
            <text:p>11,2210242152214</text:p>
          </table:table-cell>
          <table:table-cell table:formula="of:=SUM([.B$4:.B$15])" office:value-type="float" office:value="10.8538177162409" calcext:value-type="float">
            <text:p>10,8538177162409</text:p>
          </table:table-cell>
          <table:table-cell table:formula="of:=SUM([.C$4:.C$15])" office:value-type="float" office:value="10.3909896314144" calcext:value-type="float">
            <text:p>10,3909896314144</text:p>
          </table:table-cell>
          <table:table-cell table:formula="of:=SUM([.D$4:.D$15])" office:value-type="float" office:value="10.8399190399796" calcext:value-type="float">
            <text:p>10,8399190399796</text:p>
          </table:table-cell>
          <table:table-cell table:formula="of:=SUM([.E$4:.E$15])" office:value-type="float" office:value="8.05174524895847" calcext:value-type="float">
            <text:p>8,05174524895847</text:p>
          </table:table-cell>
          <table:table-cell table:formula="of:=SUM([.F$4:.F$15])" office:value-type="float" office:value="8.95342060178518" calcext:value-type="float">
            <text:p>8,95342060178518</text:p>
          </table:table-cell>
          <table:table-cell table:formula="of:=SUM([.G$4:.G$15])" office:value-type="float" office:value="11.1756800413132" calcext:value-type="float">
            <text:p>11,1756800413132</text:p>
          </table:table-cell>
          <table:table-cell table:formula="of:=SUM([.H$4:.H$15])" office:value-type="float" office:value="8.92052651941776" calcext:value-type="float">
            <text:p>8,92052651941776</text:p>
          </table:table-cell>
          <table:table-cell table:formula="of:=SUM([.I$4:.I$15])" office:value-type="float" office:value="10.0406475067139" calcext:value-type="float">
            <text:p>10,0406475067139</text:p>
          </table:table-cell>
          <table:table-cell table:formula="of:=SUM([.J$4:.J$15])" office:value-type="float" office:value="11.020658493042" calcext:value-type="float">
            <text:p>11,020658493042</text:p>
          </table:table-cell>
          <table:table-cell table:formula="of:=SUM([.K$4:.K$15])" office:value-type="float" office:value="10.4123092666268" calcext:value-type="float">
            <text:p>10,4123092666268</text:p>
          </table:table-cell>
          <table:table-cell table:formula="of:=SUM([.L$4:.L$15])" office:value-type="float" office:value="11.4570511579514" calcext:value-type="float">
            <text:p>11,4570511579514</text:p>
          </table:table-cell>
          <table:table-cell table:formula="of:=SUM([.M$4:.M$15])" office:value-type="float" office:value="11.3687556385994" calcext:value-type="float">
            <text:p>11,3687556385994</text:p>
          </table:table-cell>
          <table:table-cell table:formula="of:=SUM([.N$4:.N$15])" office:value-type="float" office:value="9.42739914078265" calcext:value-type="float">
            <text:p>9,42739914078265</text:p>
          </table:table-cell>
          <table:table-cell table:formula="of:=SUM([.O$4:.O$15])" office:value-type="float" office:value="11.4387748837471" calcext:value-type="float">
            <text:p>11,4387748837471</text:p>
          </table:table-cell>
          <table:table-cell table:formula="of:=SUM([.P$4:.P$15])" office:value-type="float" office:value="8.76654507219791" calcext:value-type="float">
            <text:p>8,76654507219791</text:p>
          </table:table-cell>
          <table:table-cell table:formula="of:=SUM([.Q$4:.Q$15])" office:value-type="float" office:value="8.90714111179113" calcext:value-type="float">
            <text:p>8,90714111179113</text:p>
          </table:table-cell>
          <table:table-cell table:formula="of:=SUM([.R$4:.R$15])" office:value-type="float" office:value="9.60392960160971" calcext:value-type="float">
            <text:p>9,60392960160971</text:p>
          </table:table-cell>
          <table:table-cell table:formula="of:=SUM([.S$4:.S$15])" office:value-type="float" office:value="9.53980500996113" calcext:value-type="float">
            <text:p>9,53980500996113</text:p>
          </table:table-cell>
          <table:table-cell table:formula="of:=SUM([.T$4:.T$15])" office:value-type="float" office:value="11.6209158301353" calcext:value-type="float">
            <text:p>11,6209158301353</text:p>
          </table:table-cell>
          <table:table-cell table:formula="of:=SUM([.U$4:.U$15])" office:value-type="float" office:value="8.98005188442767" calcext:value-type="float">
            <text:p>8,98005188442767</text:p>
          </table:table-cell>
          <table:table-cell table:formula="of:=SUM([.V$4:.V$15])" office:value-type="float" office:value="10.3365128785372" calcext:value-type="float">
            <text:p>10,3365128785372</text:p>
          </table:table-cell>
          <table:table-cell table:formula="of:=SUM([.W$4:.W$15])" office:value-type="float" office:value="10.460656940937" calcext:value-type="float">
            <text:p>10,460656940937</text:p>
          </table:table-cell>
          <table:table-cell table:formula="of:=SUM([.X$4:.X$15])" office:value-type="float" office:value="11.5912826061249" calcext:value-type="float">
            <text:p>11,5912826061249</text:p>
          </table:table-cell>
          <table:table-cell table:formula="of:=SUM([.Y$4:.Y$15])" office:value-type="float" office:value="11.5006392002106" calcext:value-type="float">
            <text:p>11,5006392002106</text:p>
          </table:table-cell>
          <table:table-cell table:formula="of:=SUM([.Z$4:.Z$15])" office:value-type="float" office:value="11.6327251791954" calcext:value-type="float">
            <text:p>11,6327251791954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formula="of:=[.A17]/12" office:value-type="float" office:value="0.93508535126845" calcext:value-type="float">
            <text:p>0,93508535126845</text:p>
          </table:table-cell>
          <table:table-cell table:formula="of:=[.B17]/12" office:value-type="float" office:value="0.90448480968674" calcext:value-type="float">
            <text:p>0,90448480968674</text:p>
          </table:table-cell>
          <table:table-cell table:formula="of:=[.C17]/12" office:value-type="float" office:value="0.865915802617868" calcext:value-type="float">
            <text:p>0,865915802617868</text:p>
          </table:table-cell>
          <table:table-cell table:formula="of:=[.D17]/12" office:value-type="float" office:value="0.903326586664965" calcext:value-type="float">
            <text:p>0,903326586664965</text:p>
          </table:table-cell>
          <table:table-cell table:formula="of:=[.E17]/12" office:value-type="float" office:value="0.670978770746539" calcext:value-type="float">
            <text:p>0,670978770746539</text:p>
          </table:table-cell>
          <table:table-cell table:formula="of:=[.F17]/12" office:value-type="float" office:value="0.746118383482099" calcext:value-type="float">
            <text:p>0,746118383482099</text:p>
          </table:table-cell>
          <table:table-cell table:formula="of:=[.G17]/12" office:value-type="float" office:value="0.931306670109431" calcext:value-type="float">
            <text:p>0,931306670109431</text:p>
          </table:table-cell>
          <table:table-cell table:formula="of:=[.H17]/12" office:value-type="float" office:value="0.74337720995148" calcext:value-type="float">
            <text:p>0,74337720995148</text:p>
          </table:table-cell>
          <table:table-cell table:formula="of:=[.I17]/12" office:value-type="float" office:value="0.836720625559489" calcext:value-type="float">
            <text:p>0,836720625559489</text:p>
          </table:table-cell>
          <table:table-cell table:formula="of:=[.J17]/12" office:value-type="float" office:value="0.918388207753499" calcext:value-type="float">
            <text:p>0,918388207753499</text:p>
          </table:table-cell>
          <table:table-cell table:formula="of:=[.K17]/12" office:value-type="float" office:value="0.86769243888557" calcext:value-type="float">
            <text:p>0,86769243888557</text:p>
          </table:table-cell>
          <table:table-cell table:formula="of:=[.L17]/12" office:value-type="float" office:value="0.954754263162613" calcext:value-type="float">
            <text:p>0,954754263162613</text:p>
          </table:table-cell>
          <table:table-cell table:formula="of:=[.M17]/12" office:value-type="float" office:value="0.947396303216616" calcext:value-type="float">
            <text:p>0,947396303216616</text:p>
          </table:table-cell>
          <table:table-cell table:formula="of:=[.N17]/12" office:value-type="float" office:value="0.785616595065221" calcext:value-type="float">
            <text:p>0,785616595065221</text:p>
          </table:table-cell>
          <table:table-cell table:formula="of:=[.O17]/12" office:value-type="float" office:value="0.953231240312258" calcext:value-type="float">
            <text:p>0,953231240312258</text:p>
          </table:table-cell>
          <table:table-cell table:formula="of:=[.P17]/12" office:value-type="float" office:value="0.730545422683159" calcext:value-type="float">
            <text:p>0,730545422683159</text:p>
          </table:table-cell>
          <table:table-cell table:formula="of:=[.Q17]/12" office:value-type="float" office:value="0.742261759315928" calcext:value-type="float">
            <text:p>0,742261759315928</text:p>
          </table:table-cell>
          <table:table-cell table:formula="of:=[.R17]/12" office:value-type="float" office:value="0.800327466800809" calcext:value-type="float">
            <text:p>0,800327466800809</text:p>
          </table:table-cell>
          <table:table-cell table:formula="of:=[.S17]/12" office:value-type="float" office:value="0.794983750830094" calcext:value-type="float">
            <text:p>0,794983750830094</text:p>
          </table:table-cell>
          <table:table-cell table:formula="of:=[.T17]/12" office:value-type="float" office:value="0.968409652511279" calcext:value-type="float">
            <text:p>0,968409652511279</text:p>
          </table:table-cell>
          <table:table-cell table:formula="of:=[.U17]/12" office:value-type="float" office:value="0.748337657035639" calcext:value-type="float">
            <text:p>0,748337657035639</text:p>
          </table:table-cell>
          <table:table-cell table:formula="of:=[.V17]/12" office:value-type="float" office:value="0.861376073211432" calcext:value-type="float">
            <text:p>0,861376073211432</text:p>
          </table:table-cell>
          <table:table-cell table:formula="of:=[.W17]/12" office:value-type="float" office:value="0.871721411744753" calcext:value-type="float">
            <text:p>0,871721411744753</text:p>
          </table:table-cell>
          <table:table-cell table:formula="of:=[.X17]/12" office:value-type="float" office:value="0.965940217177073" calcext:value-type="float">
            <text:p>0,965940217177073</text:p>
          </table:table-cell>
          <table:table-cell table:formula="of:=[.Y17]/12" office:value-type="float" office:value="0.958386600017548" calcext:value-type="float">
            <text:p>0,958386600017548</text:p>
          </table:table-cell>
          <table:table-cell table:formula="of:=[.Z17]/12" office:value-type="float" office:value="0.96939376493295" calcext:value-type="float">
            <text:p>0,96939376493295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9"/>
          <table:table-cell table:style-name="ce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0:51:02.798198870</meta:creation-date>
    <dc:date>2023-05-11T12:12:15.591318754</dc:date>
    <meta:editing-duration>PT16M48S</meta:editing-duration>
    <meta:editing-cycles>4</meta:editing-cycles>
    <meta:generator>LibreOffice/7.2.2.2$Linux_X86_64 LibreOffice_project/02b2acce88a210515b4a5bb2e46cbfb63fe97d56</meta:generator>
    <meta:document-statistic meta:table-count="1" meta:cell-count="4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.791cm" svg:y="0.315cm" chart:style-name="ch2">
          <text:p>Graph montrant le nombre de fois où YOLO a répondu correctement pour chaque lettre</text:p>
        </chart:title>
        <chart:plot-area chart:style-name="ch3" table:cell-range-address="Sheet1.A1:Sheet1.Z2" chart:data-source-has-labels="row" svg:x="1.33cm" svg:y="1.778cm" svg:width="14.349cm" svg:height="6.066cm">
          <chart:coordinate-region svg:x="1.951cm" svg:y="1.977cm" svg:width="13.728cm" svg:height="5.22cm"/>
          <chart:axis chart:dimension="x" chart:name="primary-x" chart:style-name="ch4" chartooo:axis-type="auto">
            <chartooo:date-scale/>
            <chart:title svg:x="7.957cm" svg:y="8.024cm" chart:style-name="ch5">
              <text:p>Lettres</text:p>
            </chart:title>
            <chart:categories table:cell-range-address="Sheet1.A1:Sheet1.Z1"/>
          </chart:axis>
          <chart:axis chart:dimension="y" chart:name="primary-y" chart:style-name="ch6">
            <chart:title svg:x="0.451cm" svg:y="6.443cm" chart:style-name="ch7">
              <text:p>Nombres de réussites</text:p>
            </chart:title>
          </chart:axis>
          <chart:series chart:style-name="ch8" chart:values-cell-range-address="Sheet1.A2:Sheet1.Z2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1:Sheet1.Z1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  <table:table-cell office:value-type="string">
                <text:p>M</text:p>
              </table:table-cell>
              <table:table-cell office:value-type="string">
                <text:p>N</text:p>
              </table:table-cell>
              <table:table-cell office:value-type="string">
                <text:p>O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1.A2:Sheet1.Z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5cm" chart:style-name="ch2">
          <text:p>Grap montrant le pourcentage de confiance de YOLO pour chaque lettre</text:p>
        </chart:title>
        <chart:plot-area chart:style-name="ch3" table:cell-range-address="Sheet1.A20:Sheet1.Z21" chart:data-source-has-labels="row" svg:x="1.331cm" svg:y="1.778cm" svg:width="14.349cm" svg:height="6.061cm">
          <chart:coordinate-region svg:x="2.058cm" svg:y="1.978cm" svg:width="13.622cm" svg:height="5.214cm"/>
          <chart:axis chart:dimension="x" chart:name="primary-x" chart:style-name="ch4" chartooo:axis-type="auto">
            <chartooo:date-scale/>
            <chart:title svg:x="7.958cm" svg:y="8.019cm" chart:style-name="ch5">
              <text:p>Lettres</text:p>
            </chart:title>
            <chart:categories table:cell-range-address="Sheet1.A20:Sheet1.Z20"/>
          </chart:axis>
          <chart:axis chart:dimension="y" chart:name="primary-y" chart:style-name="ch6">
            <chart:title svg:x="0.451cm" svg:y="5.606cm" chart:style-name="ch7">
              <text:p>Confiance</text:p>
            </chart:title>
            <chart:grid chart:style-name="ch8" chart:class="major"/>
          </chart:axis>
          <chart:series chart:style-name="ch9" chart:values-cell-range-address="Sheet1.A21:Sheet1.Z21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20:Sheet1.Z20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  <table:table-cell office:value-type="string">
                <text:p>M</text:p>
              </table:table-cell>
              <table:table-cell office:value-type="string">
                <text:p>N</text:p>
              </table:table-cell>
              <table:table-cell office:value-type="string">
                <text:p>O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93508535126845">
                <text:p>0.93508535126845</text:p>
                <draw:g>
                  <svg:desc>Sheet1.A21:Sheet1.Z21</svg:desc>
                </draw:g>
              </table:table-cell>
              <table:table-cell office:value-type="float" office:value="0.90448480968674">
                <text:p>0.90448480968674</text:p>
              </table:table-cell>
              <table:table-cell office:value-type="float" office:value="0.865915802617868">
                <text:p>0.865915802617868</text:p>
              </table:table-cell>
              <table:table-cell office:value-type="float" office:value="0.903326586664965">
                <text:p>0.903326586664965</text:p>
              </table:table-cell>
              <table:table-cell office:value-type="float" office:value="0.670978770746539">
                <text:p>0.670978770746539</text:p>
              </table:table-cell>
              <table:table-cell office:value-type="float" office:value="0.746118383482099">
                <text:p>0.746118383482099</text:p>
              </table:table-cell>
              <table:table-cell office:value-type="float" office:value="0.931306670109431">
                <text:p>0.931306670109431</text:p>
              </table:table-cell>
              <table:table-cell office:value-type="float" office:value="0.74337720995148">
                <text:p>0.74337720995148</text:p>
              </table:table-cell>
              <table:table-cell office:value-type="float" office:value="0.836720625559489">
                <text:p>0.836720625559489</text:p>
              </table:table-cell>
              <table:table-cell office:value-type="float" office:value="0.918388207753499">
                <text:p>0.918388207753499</text:p>
              </table:table-cell>
              <table:table-cell office:value-type="float" office:value="0.86769243888557">
                <text:p>0.86769243888557</text:p>
              </table:table-cell>
              <table:table-cell office:value-type="float" office:value="0.954754263162613">
                <text:p>0.954754263162613</text:p>
              </table:table-cell>
              <table:table-cell office:value-type="float" office:value="0.947396303216616">
                <text:p>0.947396303216616</text:p>
              </table:table-cell>
              <table:table-cell office:value-type="float" office:value="0.785616595065221">
                <text:p>0.785616595065221</text:p>
              </table:table-cell>
              <table:table-cell office:value-type="float" office:value="0.953231240312258">
                <text:p>0.953231240312258</text:p>
              </table:table-cell>
              <table:table-cell office:value-type="float" office:value="0.730545422683159">
                <text:p>0.730545422683159</text:p>
              </table:table-cell>
              <table:table-cell office:value-type="float" office:value="0.742261759315928">
                <text:p>0.742261759315928</text:p>
              </table:table-cell>
              <table:table-cell office:value-type="float" office:value="0.800327466800809">
                <text:p>0.800327466800809</text:p>
              </table:table-cell>
              <table:table-cell office:value-type="float" office:value="0.794983750830094">
                <text:p>0.794983750830094</text:p>
              </table:table-cell>
              <table:table-cell office:value-type="float" office:value="0.968409652511279">
                <text:p>0.968409652511279</text:p>
              </table:table-cell>
              <table:table-cell office:value-type="float" office:value="0.748337657035639">
                <text:p>0.748337657035639</text:p>
              </table:table-cell>
              <table:table-cell office:value-type="float" office:value="0.861376073211432">
                <text:p>0.861376073211432</text:p>
              </table:table-cell>
              <table:table-cell office:value-type="float" office:value="0.871721411744753">
                <text:p>0.871721411744753</text:p>
              </table:table-cell>
              <table:table-cell office:value-type="float" office:value="0.965940217177073">
                <text:p>0.965940217177073</text:p>
              </table:table-cell>
              <table:table-cell office:value-type="float" office:value="0.958386600017548">
                <text:p>0.958386600017548</text:p>
              </table:table-cell>
              <table:table-cell office:value-type="float" office:value="0.96939376493295">
                <text:p>0.96939376493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